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fill="solid" draw:fill-color="#00a933" draw:textarea-vertical-align="middle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draw:fill="solid" draw:fill-color="#ffff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187cm" svg:height="10.811cm" draw:transform="skewX (4.00920935475928E-017) rotate (-2.89654842660979) translate (20.4760634706976cm 9.05236397066991cm)" svg:viewBox="0 0 17188 10812" draw:points="2772,7423 4867,7423 5452,6653 6653,4466 5421,3111 4035,4989 2403,5236 2557,2525 5175,1478 7239,2649 10473,3850 10226,6930 11581,8316 16325,10812 16725,9210 13522,5267 14446,3666 16941,3635 17188,1078 12876,0 11274,1694 8687,1047 9272,2895 7208,3819 6253,7638 3881,5605 1047,5420 0,6991">
          <text:p/>
        </draw:polygon>
        <draw:polygon draw:style-name="gr2" draw:text-style-name="P2" draw:layer="layout" svg:width="13.771cm" svg:height="13.067cm" draw:transform="rotate (-0.588001424996891) translate (7.6039821885687cm 10.5250043406231cm)" svg:viewBox="0 0 13772 13068" draw:points="3522,13068 3980,13068 8700,11448 11448,7326 9722,5882 13772,3487 13526,1973 11448,0 8348,387 7608,2254 8348,5882 9369,8101 6763,8771 4297,8278 2430,8912 0,10532 493,11729 3628,12997">
          <text:p/>
        </draw:polygon>
        <draw:polyline draw:style-name="gr3" draw:text-style-name="P1" draw:layer="layout" svg:width="14.958cm" svg:height="8.702cm" draw:transform="skewX (2.86146590597233E-017) rotate (-1.82334546955848) translate (13.5655205167296cm 3.25127479898306cm)" svg:viewBox="0 0 14959 8703" draw:points="2864,7910 6930,7910 8957,7124 11988,8703 14959,6494 12971,4383 11103,5784 11754,2206 10135,0 8457,2138 9560,5395 8299,5589 7509,3039 6351,583 3796,849 1622,2590 0,3927 539,6018 4598,4970 2955,7755">
          <text:p/>
        </draw:polyline>
        <draw:polygon draw:style-name="gr4" draw:text-style-name="P3" draw:layer="layout" svg:width="10.921cm" svg:height="7.619cm" draw:transform="rotate (1.5707963267949) translate (11.795cm 24.114cm)" svg:viewBox="0 0 10922 7620" draw:points="2921,2540 3175,2540 6096,2794 7493,1270 8509,0 10033,1016 10922,4953 9271,7620 6604,6858 5969,4064 4318,6096 1524,6731 0,4953 254,2159 1270,2794 2794,2540">
          <text:p/>
        </draw:polygon>
        <draw:custom-shape draw:style-name="gr5" draw:text-style-name="P4" draw:layer="layout" svg:width="0.381cm" svg:height="0.254cm" svg:x="2.905cm" svg:y="1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905cm" svg:y="1.6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6.08cm" svg:y="2.3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302cm" svg:y="2.3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139.26701570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62cm" svg:y="3.7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3.66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683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651cm" svg:y="6.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906cm" svg:y="7.6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6.748cm" svg:y="8.11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636cm" svg:y="5.57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128cm" svg:y="11.54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398cm" svg:y="10.39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3.667cm" svg:y="7.2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112cm" svg:y="12.5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525cm" svg:y="11.1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2.684cm" svg:y="8.7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3.08900523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101cm" svg:y="12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8481.6753926701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3.81cm" svg:height="1.016cm" svg:x="1.127cm" svg:y="27.543cm">
          <draw:text-box>
            <text:p>09:05:03</text:p>
          </draw:text-box>
        </draw:frame>
        <draw:frame draw:style-name="gr6" draw:text-style-name="P5" draw:layer="layout" svg:width="6.985cm" svg:height="1.016cm" svg:x="1cm" svg:y="26.527cm">
          <draw:text-box>
            <text:p>This looks like a m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16:23.391411323</meta:creation-date>
    <dc:date>2021-04-24T11:14:34.844600548</dc:date>
    <meta:editing-duration>PT1H29M17S</meta:editing-duration>
    <meta:editing-cycles>4</meta:editing-cycles>
    <meta:generator>LibreOffice/6.4.6.2$Linux_X86_64 LibreOffice_project/40$Build-2</meta:generator>
    <meta:document-statistic meta:object-count="24"/>
  </office:meta>
</office:document-meta>
</file>